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hronicle" svg:font-family="Chronicle, Georgia, Times, 'Times New Roman', 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officeooo:rsid="0019de08" officeooo:paragraph-rsid="0019de08" style:font-size-asian="12.25pt" style:font-size-complex="14p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1.251cm" style:auto-text-indent="false" fo:break-before="page"/>
      <style:text-properties style:font-name="Times New Roman" fo:font-size="14pt" fo:language="ru" fo:country="RU" fo:font-weight="bold" officeooo:rsid="0019de08" officeooo:paragraph-rsid="0019de08" style:font-size-asian="12.25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19de08" officeooo:paragraph-rsid="001a8003" style:font-size-asian="12.25pt" style:font-weight-asian="normal" style:font-size-complex="14pt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19de08" officeooo:paragraph-rsid="0019de08" style:font-size-asian="12.25pt" style:font-weight-asian="normal" style:font-size-complex="14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19de08" officeooo:paragraph-rsid="001a8003" style:font-size-asian="12.25pt" style:font-weight-asian="normal" style:font-size-complex="14pt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a8003" officeooo:paragraph-rsid="001a8003" style:font-size-asian="12.25pt" style:font-weight-asian="normal" style:font-size-complex="14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a8003" officeooo:paragraph-rsid="001a8003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ba2d2" officeooo:paragraph-rsid="001ba2d2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reak-before="pag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1c787c" officeooo:paragraph-rsid="001c787c" style:font-size-asian="12.25pt" style:font-weight-asian="bold" style:font-size-complex="14pt" style:font-weight-complex="bold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1c787c" officeooo:paragraph-rsid="001c787c" style:font-size-asian="12.25pt" style:font-weight-asian="bold" style:font-size-complex="14pt" style:font-weight-complex="bold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ea2e34" loext:opacity="100%" style:text-line-through-style="none" style:text-line-through-type="none" style:font-name="Chronicle" fo:font-size="10.8000001907349pt" fo:letter-spacing="normal" fo:font-style="normal" style:text-underline-style="none" fo:font-weight="normal" style:text-blinking="false" loext:padding="0cm" loext:border="none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1a8003" officeooo:paragraph-rsid="001a8003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c787c" officeooo:paragraph-rsid="001c787c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d9caa" officeooo:paragraph-rsid="001d9caa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5cf59" officeooo:paragraph-rsid="0025cf59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82393" officeooo:paragraph-rsid="00282393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25cf59" officeooo:paragraph-rsid="0025cf59" style:font-size-asian="12.25pt" style:font-weight-asian="bold" style:font-size-complex="14pt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reak-before="pag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25cf59" officeooo:paragraph-rsid="0025cf59" style:font-size-asian="12.25pt" style:font-weight-asian="bold" style:font-size-complex="14pt" style:font-weight-complex="bold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25cf59" officeooo:paragraph-rsid="0026a307" style:font-size-asian="12.25pt" style:font-weight-asian="bold" style:font-size-complex="14pt" style:font-weight-complex="bold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25cf59" officeooo:paragraph-rsid="00282393" style:font-size-asian="12.25pt" style:font-weight-asian="bold" style:font-size-complex="14pt" style:font-weight-complex="bold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2b949c" officeooo:paragraph-rsid="002b949c" style:font-size-asian="12.25pt" style:font-weight-asian="bold" style:font-size-complex="14pt" style:font-weight-complex="bold"/>
    </style:style>
    <style:style style:name="T1" style:family="text">
      <style:text-properties officeooo:rsid="001a8003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ba2d2"/>
    </style:style>
    <style:style style:name="T4" style:family="text">
      <style:text-properties fo:language="en" fo:country="US" officeooo:rsid="001d9caa"/>
    </style:style>
    <style:style style:name="T5" style:family="text">
      <style:text-properties officeooo:rsid="001ba2d2"/>
    </style:style>
    <style:style style:name="T6" style:family="text">
      <style:text-properties officeooo:rsid="001d9caa"/>
    </style:style>
    <style:style style:name="T7" style:family="text">
      <style:text-properties officeooo:rsid="001eb355"/>
    </style:style>
    <style:style style:name="T8" style:family="text">
      <style:text-properties officeooo:rsid="002074b2"/>
    </style:style>
    <style:style style:name="T9" style:family="text">
      <style:text-properties officeooo:rsid="00222856"/>
    </style:style>
    <style:style style:name="T10" style:family="text">
      <style:text-properties officeooo:rsid="0023c264"/>
    </style:style>
    <style:style style:name="T11" style:family="text">
      <style:text-properties officeooo:rsid="0024943c"/>
    </style:style>
    <style:style style:name="T12" style:family="text">
      <style:text-properties officeooo:rsid="0026a307"/>
    </style:style>
    <style:style style:name="T13" style:family="text">
      <style:text-properties officeooo:rsid="002823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ведение</text:p>
      <text:p text:style-name="P4"/>
      <text:p text:style-name="P5">Целью данного курсового проекта состоит в проектировании, реализиции и тестирования программного продукта, <text:span text:style-name="T1">реализующего игру «Маковей».</text:span></text:p>
      <text:p text:style-name="P7">В 21 веке, в свете непрерывного развития высоких технологий, именно игровая индустрия стала проводником идей творчества и новаторства.</text:p>
      <text:p text:style-name="P7">Объект курсового проекта — это программа. Которая нужна для развлечения пользователя.</text:p>
      <text:p text:style-name="P7">Игра разработана с помощью игрового движка<text:span text:style-name="T2"> Unity</text:span> и среды разработки<text:span text:style-name="T2"> Visual Studio 2019 </text:span>(на более поздних этапах) и текстового редактора<text:span text:style-name="T2"> Notepad++,</text:span> на языке программирования<text:span text:style-name="T2"> C#.</text:span></text:p>
      <text:p text:style-name="P7">Для того чтобы достичь цели курсового проекта необходимо поставить перед собой следующие задачи:</text:p>
      <text:p text:style-name="P7">1)<text:span text:style-name="T5">Изучить игровой движок </text:span><text:span text:style-name="T3">Unity (</text:span><text:span text:style-name="T5">редактор);</text:span></text:p>
      <text:p text:style-name="P8">2)Изучить язык программирования <text:span text:style-name="T2">C# </text:span>хотя бы до начального уровня;</text:p>
      <text:p text:style-name="P8">3)Изучить основные функции движка для успешного написания <text:s/>скриптов, реализующие игровую логику будущего проекта;</text:p>
      <text:p text:style-name="P8">4)Разработать программный продукт по заданию курсового проекта.</text:p>
      <text:p text:style-name="P8"/>
      <text:p text:style-name="P8"/>
      <text:p text:style-name="P9">1 Постановка задачи</text:p>
      <text:p text:style-name="P10"/>
      <text:p text:style-name="P10">1.1 Анализ предметной области</text:p>
      <text:p text:style-name="P13">Целью данного курсового проекта является реализация программного продукта, который представляет собой игру, имеющую название «Маковей» <text:span text:style-name="T6">в жанре </text:span><text:span text:style-name="T4">First Person Shooter (FPS). </text:span><text:span text:style-name="T6">Управление осуществляется с помощью клавиатуры и мыши.</text:span></text:p>
      <text:p text:style-name="P14">Целью игры является исследование мира, нахождение ключей для открытия закрытых областей, а также убийство монстров. Игра заканчивается после того, как мы пройдем в портал, который откроется после убийства пятерых зомби. <text:span text:style-name="T7">Пользователю предоставляется в управление безымянный персонаж. Старт игры начинается с локации «Пляж», где нужно найти ключ и попасть в разрушенный маяк, где игрок найдет первую печать, открывающую барьер до локации «Лес», после </text:span><text:span text:style-name="T8">чего </text:span><text:span text:style-name="T9">отыскать вто</text:span><text:span text:style-name="T10">рую печать среди деревьев, далее спуститься на дно реки, где будет второй барьер и третья печать, которая открывает доступ в третью локацию «Мертвый лес». Далее нужно пройти мимо зомби на кладбище и отыскать там ключ. Который открывает дверь в храм на скале, где игрок находит меч, </text:span><text:span text:style-name="T11">благодаря которому можно убивать зомби. </text:span></text:p>
      <text:p text:style-name="P14"/>
      <text:p text:style-name="P17">1.2 Техническое задание на разработку ГОСТ 19.201-78</text:p>
      <text:p text:style-name="P17"/>
      <text:p text:style-name="P17">1.2.1 Введение</text:p>
      <text:p text:style-name="P17">1.2.1.1 Наименование программы</text:p>
      <text:p text:style-name="P15">Игра «Маковей»</text:p>
      <text:p text:style-name="P15"/>
      <text:p text:style-name="P17">1.2.1.2 Краткая характеристика области применения</text:p>
      <text:p text:style-name="P15">Программа предназначена для развлечения и досуга.</text:p>
      <text:p text:style-name="P15"/>
      <text:p text:style-name="P18">1.2.2 Основания для разработки</text:p>
      <text:p text:style-name="P19">1.2.2.<text:span text:style-name="T12">1</text:span> Основания для <text:span text:style-name="T12">проведения разработки</text:span></text:p>
      <text:p text:style-name="P16">Основание: задание курсового проекта.</text:p>
      <text:p text:style-name="P16"/>
      <text:p text:style-name="P20">1.2.2.<text:span text:style-name="T13">2</text:span> <text:span text:style-name="T13">Наименование и условное обозначение темы разработки</text:span></text:p>
      <text:p text:style-name="P16">Наименование темы разработки — разработать игру «Маковей»</text:p>
      <text:p text:style-name="P16">Условное обозначение темы разработки –<text:span text:style-name="T2"> </text:span>«<text:span text:style-name="T2">Makovey Remake</text:span>».</text:p>
      <text:p text:style-name="P16"/>
      <text:p text:style-name="P21">1.2.3 Назначение разработки</text:p>
      <text:p text:style-name="P21"/>
      <text:p text:style-name="P16"/>
      <text:p text:style-name="P12"><text:s/></text:p>
      <text:p text:style-name="P6"/>
      <text:p text:style-name="P11"/>
      <text:p text:style-name="P3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hronicle" svg:font-family="Chronicle, Georgia, Times, 'Times New Roman', 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3T18:52:51.364000000</dc:date>
    <meta:editing-duration>PT40M53S</meta:editing-duration>
    <meta:editing-cycles>14</meta:editing-cycles>
    <meta:generator>LibreOffice/7.2.2.2$Windows_X86_64 LibreOffice_project/02b2acce88a210515b4a5bb2e46cbfb63fe97d56</meta:generator>
    <meta:document-statistic meta:table-count="0" meta:image-count="0" meta:object-count="0" meta:page-count="4" meta:paragraph-count="29" meta:word-count="326" meta:character-count="2496" meta:non-whitespace-character-count="2190"/>
  </office:meta>
</office:document-meta>
</file>